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DateConvertor.addFormattingPattern(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DateConvertor.convertToString( Object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tingDateConvertor.convertFromString( String value , Locale locale , Convertor . FormatCache format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mattingDate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DateConvertor.getDateFormat( Locale locale , Convertor . FormatCache formatCach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rmattingDateConvertor.FormattingDate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attingDateConvertor.setNonLocalized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DateConvertor.setVariant( int varia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attingDateConvertor.getDateFormat( Locale loca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ormattingDateConvertor.setStyle( int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